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fo:font-size="11pt" fo:font-style="italic" style:font-size-asian="11pt" style:font-style-asian="italic" style:font-size-complex="11pt" style:font-style-complex="italic"/>
    </style:style>
    <style:style style:name="P6" style:family="paragraph" style:parent-style-name="Standard">
      <style:text-properties fo:font-size="11pt" style:text-underline-style="none" fo:font-weight="normal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reworlf</text:p>
      <text:p text:style-name="Standard"/>
      <text:p text:style-name="P1">Attributs :</text:p>
      <text:p text:style-name="P3">Santé : 30</text:p>
      <text:p text:style-name="P3">Défense : 9 + 5 = 14</text:p>
      <text:p text:style-name="P3"/>
      <text:p text:style-name="P3">Mana : 16</text:p>
      <text:p text:style-name="P3">Énergie : 27</text:p>
      <text:p text:style-name="P3"/>
      <text:p text:style-name="P3">Résistance physique : 4</text:p>
      <text:p text:style-name="P3">Résistance magique : 1,5</text:p>
      <text:p text:style-name="P3"/>
      <text:p text:style-name="P3">Puissance physique : 6</text:p>
      <text:p text:style-name="P3">Puissance magique : 3</text:p>
      <text:p text:style-name="P3"/>
      <text:p text:style-name="P3">Points d'actions : 6</text:p>
      <text:p text:style-name="Standard"/>
      <text:p text:style-name="P1">Caractéristiques :</text:p>
      <text:p text:style-name="P3">Force : 6</text:p>
      <text:p text:style-name="P3">Robustesse : 8</text:p>
      <text:p text:style-name="P3"/>
      <text:p text:style-name="P3">Endurance : 7</text:p>
      <text:p text:style-name="P3">Métabolisme : 7</text:p>
      <text:p text:style-name="P3"/>
      <text:p text:style-name="P3">Agilité : 6</text:p>
      <text:p text:style-name="P3">Dextérité : 6</text:p>
      <text:p text:style-name="P3"/>
      <text:p text:style-name="P3">Sagesse : 3</text:p>
      <text:p text:style-name="P3">Âme : 3</text:p>
      <text:p text:style-name="Standard"/>
      <text:p text:style-name="P1">Compétences :</text:p>
      <text:p text:style-name="P3">Main nue : 3 + 2 = <text:s/>5</text:p>
      <text:p text:style-name="P3">Parade : 4 + 0 = 4</text:p>
      <text:p text:style-name="P3">Esquive : 3 + 2 = 5</text:p>
      <text:p text:style-name="P3"/>
      <text:p text:style-name="P1">Capacités :</text:p>
      <text:p text:style-name="P4">Furie :</text:p>
      <text:p text:style-name="P5">Type : physique</text:p>
      <text:p text:style-name="P5">Portée : Portée de l'arme</text:p>
      <text:p text:style-name="P5">Coût : 1 attaque + 3E</text:p>
      <text:p text:style-name="P5">Effet : l'attaque coûte 1PA de moins</text:p>
      <text:p text:style-name="Standard"/>
      <text:p text:style-name="P1">Equipements :</text:p>
      <text:p text:style-name="P6">Aucu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hibault Martin-Teyssier</meta:initial-creator>
    <meta:creation-date>2018-10-14T12:06:14.41</meta:creation-date>
    <dc:date>2018-11-06T18:31:16.22</dc:date>
    <dc:creator>Thibault Martin-Teyssier</dc:creator>
    <meta:editing-duration>PT43M48S</meta:editing-duration>
    <meta:editing-cycles>75</meta:editing-cycles>
    <meta:generator>OpenOffice/4.1.5$Win32 OpenOffice.org_project/415m1$Build-9789</meta:generator>
    <meta:document-statistic meta:table-count="0" meta:image-count="0" meta:object-count="0" meta:page-count="1" meta:paragraph-count="32" meta:word-count="117" meta:character-count="496"/>
  </office:meta>
</office:document-meta>
</file>